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sWithDefaultTypesTests.testMapHasDefaultKeyAn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sWithDefaultTypesTests.testMapWithNestedElementsHasDefaultKeyAn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sWithDefaultTypesTests.assertMap( Map &lt; ? , ?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WithDefaultTypesTests.testListHasDefaul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WithDefaultTypesTests.testSetHasDefaul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WithDefaultTypesTests.testBuildCollectionFromMixtureOfReferencesA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sWithDefaultTypesTests.CollectionsWithDefaultTypes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